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0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svg:stroke-width="0.152cm" svg:stroke-color="#c5000b" draw:marker-start-width="0.659cm" draw:marker-end-width="0.659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color="#c5000b"/>
    </style:style>
    <style:style style:name="P8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49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1</text:span></text:p>
          </draw:text-box>
        </draw:frame>
        <draw:custom-shape draw:style-name="gr7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24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1</text:span></text:p>
          </draw:text-box>
        </draw:frame>
        <draw:custom-shape draw:style-name="gr9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25</text:span></text:p>
          </draw:text-box>
        </draw:frame>
        <draw:frame draw:style-name="gr8" draw:text-style-name="P4" draw:layer="layout" svg:width="2.809cm" svg:height="1.204cm" svg:x="45.738cm" svg:y="17.289cm">
          <draw:text-box>
            <text:p><text:span text:style-name="T4">min: 5</text:span></text:p>
          </draw:text-box>
        </draw:frame>
        <draw:custom-shape draw:style-name="gr10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4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11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23.438cm" svg:y="22.89cm">
          <draw:text-box>
            <text:p><text:span text:style-name="T4">sum: 10</text:span></text:p>
          </draw:text-box>
        </draw:frame>
        <draw:frame draw:style-name="gr8" draw:text-style-name="P4" draw:layer="layout" svg:width="2.809cm" svg:height="1.204cm" svg:x="23.638cm" svg:y="23.79cm">
          <draw:text-box>
            <text:p><text:span text:style-name="T4">min: 5</text:span></text:p>
          </draw:text-box>
        </draw:frame>
        <draw:custom-shape draw:style-name="gr12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12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3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3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5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5</text:span></text:p>
          </draw:text-box>
        </draw:frame>
        <draw:custom-shape draw:style-name="gr12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2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12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12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12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2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2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2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2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2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4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4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4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4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4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4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4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4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4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4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4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4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4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4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4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4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4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4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4.213cm" svg:height="1.673cm" svg:x="1.656cm" svg:y="8.99cm">
          <draw:text-box>
            <text:p><text:span text:style-name="T7">Set all the elements of [4, 9] to the value 0</text:span></text:p>
          </draw:text-box>
        </draw:frame>
        <draw:frame draw:style-name="gr8" draw:text-style-name="P8" draw:layer="layout" svg:width="3.868cm" svg:height="1.517cm" svg:x="28.652cm" svg:y="22.329cm">
          <draw:text-box>
            <text:p text:style-name="P7"><text:span text:style-name="T8">val = 5</text:span></text:p>
          </draw:text-box>
        </draw:frame>
        <draw:frame draw:style-name="gr8" draw:text-style-name="P8" draw:layer="layout" svg:width="3.868cm" svg:height="1.517cm" svg:x="50.787cm" svg:y="15.812cm">
          <draw:text-box>
            <text:p text:style-name="P7"><text:span text:style-name="T8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8:13:59.469686358</dc:date>
    <dc:creator>elucterio </dc:creator>
    <meta:editing-duration>PT4H15M28S</meta:editing-duration>
    <meta:editing-cycles>43</meta:editing-cycles>
    <meta:generator>LibreOffice/4.2.8.2$Linux_X86_64 LibreOffice_project/420m0$Build-2</meta:generator>
    <meta:document-statistic meta:object-count="99"/>
  </office:meta>
</office:document-meta>
</file>